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fo:min-height="14.909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draw:fill-color="#ffffff" draw:auto-grow-height="true" fo:min-height="13.86cm"/>
    </style:style>
    <style:style style:name="pr5" style:family="presentation" style:parent-style-name="Default-notes">
      <style:graphic-properties draw:fill-color="#ffffff" fo:min-height="12.322cm"/>
    </style:style>
    <style:style style:name="pr6" style:family="presentation" style:parent-style-name="Default-outline1">
      <style:graphic-properties draw:fill-color="#ffffff" draw:auto-grow-height="true" fo:min-height="13.929cm"/>
    </style:style>
    <style:style style:name="pr7" style:family="presentation" style:parent-style-name="Default-outline1">
      <style:graphic-properties draw:fill-color="#ffffff" draw:auto-grow-height="true" draw:fit-to-size="shrink-to-fit" fo:min-height="17.244cm"/>
    </style:style>
    <style:style style:name="pr8" style:family="presentation" style:parent-style-name="Default-outline1">
      <style:graphic-properties draw:fill-color="#ffffff" draw:auto-grow-height="true" fo:min-height="15.299cm"/>
    </style:style>
    <style:style style:name="pr9" style:family="presentation" style:parent-style-name="Default-outline1">
      <style:graphic-properties draw:fill-color="#ffffff" draw:auto-grow-height="true" fo:min-height="14.656cm"/>
    </style:style>
    <style:style style:name="pr10" style:family="presentation" style:parent-style-name="Default-title">
      <style:graphic-properties draw:fill-color="#ffffff" fo:min-height="3.256cm"/>
    </style:style>
    <style:style style:name="pr11" style:family="presentation" style:parent-style-name="Default-outline1">
      <style:graphic-properties draw:fill-color="#ffffff" fo:min-height="13.609cm"/>
    </style:style>
    <style:style style:name="pr12" style:family="presentation" style:parent-style-name="Default-outline1">
      <style:graphic-properties draw:fill-color="#ffffff" draw:auto-grow-height="true" fo:min-height="14.544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loext:graphic-properties draw:fill-color="#ffffff"/>
      <style:paragraph-properties fo:margin-left="0.6cm" fo:margin-right="0cm" fo:text-indent="-0.6cm"/>
    </style:style>
    <style:style style:name="P5" style:family="paragraph">
      <loext:graphic-properties draw:fill-color="#ffffff"/>
      <style:paragraph-properties fo:margin-left="1.2cm" fo:margin-right="0cm" fo:text-indent="-0.9cm"/>
    </style:style>
    <style:style style:name="P6" style:family="paragraph">
      <style:paragraph-properties fo:margin-left="0.6cm" fo:margin-right="0cm" fo:text-indent="-0.6cm"/>
      <style:text-properties fo:font-size="18pt" style:font-size-asian="18pt" style:font-size-complex="18pt"/>
    </style:style>
    <style:style style:name="P7" style:family="paragraph">
      <loext:graphic-properties draw:fill-color="#ffffff"/>
      <style:paragraph-properties fo:margin-left="0.6cm" fo:margin-right="0cm" fo:text-indent="-0.6cm"/>
      <style:text-properties fo:font-size="18pt" style:font-size-asian="18pt" style:font-size-complex="18pt"/>
    </style:style>
    <style:style style:name="P8" style:family="paragraph">
      <style:paragraph-properties fo:margin-left="0.6cm" fo:margin-right="0cm" fo:text-indent="-0.6cm"/>
    </style:style>
    <style:style style:name="P9" style:family="paragraph">
      <style:text-properties fo:font-size="18pt" style:font-size-asian="18pt" style:font-size-complex="18pt"/>
    </style:style>
    <style:style style:name="P10" style:family="paragraph">
      <style:paragraph-properties fo:margin-left="0.6cm" fo:margin-right="0cm" fo:text-indent="-0.6cm"/>
      <style:text-properties fo:font-size="20pt" style:font-size-asian="20pt" style:font-size-complex="20pt"/>
    </style:style>
    <style:style style:name="P11" style:family="paragraph">
      <loext:graphic-properties draw:fill-color="#ffffff"/>
      <style:paragraph-properties fo:margin-left="0.6cm" fo:margin-right="0cm" fo:text-indent="-0.6cm"/>
      <style:text-properties fo:font-size="20pt" style:font-size-asian="20pt" style:font-size-complex="20pt"/>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style:text-underline-style="solid" style:text-underline-width="auto" style:text-underline-color="font-color"/>
    </style:style>
    <style:style style:name="T4" style:family="text">
      <style:text-properties fo:font-size="20pt" style:font-size-asian="20pt" style:font-size-complex="20pt"/>
    </style:style>
    <style:style style:name="T5" style:family="text">
      <style:text-properties style:text-position="super 58%"/>
    </style:style>
    <style:style style:name="T6" style:family="text">
      <style:text-properties fo:font-size="28pt"/>
    </style:style>
    <style:style style:name="T7" style:family="text">
      <style:text-properties fo:font-size="24pt"/>
    </style:style>
    <style:style style:name="T8" style:family="text">
      <style:text-properties fo:font-size="28pt"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5" draw:layer="layout" svg:width="25.199cm" svg:height="13.86cm" svg:x="1.4cm" svg:y="4.914cm" presentation:class="outline" presentation:user-transformed="true">
          <draw:text-box>
            <text:list text:style-name="L2">
              <text:list-item>
                <text:p text:style-name="P1">Wireless access point/router with 4 wired ports</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wireless</text:p>
              </text:list-item>
              <text:list-item>
                <text:p text:style-name="P1">Locate the router near the score entry systems, which can be networked via traditional Ethernet cables if there are wireless problems.</text:p>
              </text:list-item>
              <text:list-item>
                <text:p text:style-name="P1">Please try to minimize use of duct tape</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5" draw:text-style-name="P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4" draw:text-style-name="P5" draw:layer="layout" svg:width="25.199cm" svg:height="13.86cm" svg:x="1.4cm" svg:y="4.914cm" presentation:class="outline" presentation:user-transformed="true">
          <draw:text-box>
            <text:list text:style-name="L2">
              <text:list-item>
                <text:p text:style-name="P1">Unzip installation package</text:p>
              </text:list-item>
              <text:list-item>
                <text:p text:style-name="P1">Start Tomcat</text:p>
              </text:list-item>
              <text:list-item>
                <text:p>Browse to <text:a xlink:href="http://localhost:9080/fll-sw/setup/" xlink:type="simple">http://localhost:9080/fll-sw/setup/</text:a></text:p>
                <text:list>
                  <text:list-item>
                    <text:p>Or open bin/fll-sw.html</text:p>
                  </text:list-item>
                </text:list>
              </text:list-item>
              <text:list-item>
                <text:p text:style-name="P1">Choose challenge description or upload database dump</text:p>
                <text:list>
                  <text:list-item>
                    <text:p>The see training/sample-databases/sample8.txt at https://github.com/jpschewe/fll-sw for example databases to test.</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5" draw:text-style-name="P7" draw:layer="layout" svg:width="17.271cm" svg:height="12.322cm" svg:x="2.159cm" svg:y="13.271cm" presentation:class="notes" presentation:user-transformed="true">
            <draw:text-box draw:corner-radius="11.176cm">
              <text:p text:style-name="P6"><text:span text:style-name="T1">Sarting tomcat is done by running bin/start_tomcat.sh for Linuix/Mac systems and bin/start_tomcat.bat for Windows systems</text:span></text:p>
              <text:p text:style-name="P6"><text:span text:style-name="T1"/></text:p>
              <text:p text:style-name="P6"><text:span text:style-name="T1">In Minnesota there should always be a database dump to upload. </text:span></text:p>
              <text:p text:style-name="P6"><text:span text:style-name="T1">You will be prompted to create a new password after initializing the database. This is to prevent others from changing scores. Some tournaments use public networks for the computers.</text:span></text:p>
              <text:p text:style-name="P6"><text:span text:style-name="T1">The sample-databases directory has a tournament database in various stages of the competition.</text:span></text:p>
              <text:p text:style-name="P6"><text:span text:style-name="T1"/></text:p>
              <text:p text:style-name="P6"><text:span text:style-name="T1"/></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re-tournament Preparation<text:line-break/>On the “Admin” page</text:p>
          </draw:text-box>
        </draw:frame>
        <draw:frame presentation:style-name="pr6" draw:text-style-name="P5" draw:layer="layout" svg:width="25.199cm" svg:height="13.929cm" svg:x="1.4cm" svg:y="4.914cm" presentation:class="outline" presentation:user-transformed="true">
          <draw:text-box>
            <text:list text:style-name="L2">
              <text:list-item>
                <text:p>When not loading a pre-populated database</text:p>
                <text:list>
                  <text:list-item>
                    <text:p>Load the teams</text:p>
                  </text:list-item>
                  <text:list-item>
                    <text:p>Optionally edit tournaments</text:p>
                  </text:list-item>
                  <text:list-item>
                    <text:p>Set current tournament</text:p>
                  </text:list-item>
                  <text:list-item>
                    <text:p>Load the schedule</text:p>
                  </text:list-item>
                  <text:list-item>
                    <text:p>Optionally set event divisions</text:p>
                  </text:list-item>
                </text:list>
              </text:list-item>
              <text:list-item>
                <text:p>Otherwise just set the current tournament</text:p>
                <text:p/>
                <text:list>
                  <text:list-header>
                    <text:p text:style-name="P1"/>
                  </text:list-header>
                </text:list>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5" draw:text-style-name="P4" draw:layer="layout" svg:width="17.271cm" svg:height="12.322cm" svg:x="2.159cm" svg:y="13.271cm" presentation:class="notes">
            <draw:text-box>
              <text:p text:style-name="P8">In Minnesota there should always be a pre-populated database.</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4" draw:text-style-name="P5" draw:layer="layout" svg:width="25.199cm" svg:height="13.86cm" svg:x="1.4cm" svg:y="4.914cm" presentation:class="outline" presentation:user-transformed="true">
          <draw:text-box>
            <text:list text:style-name="L2">
              <text:list-item>
                <text:p text:style-name="P1">Start server</text:p>
              </text:list-item>
              <text:list-item>
                <text:p text:style-name="P1">Start big screen display</text:p>
                <text:list>
                  <text:list-item>
                    <text:p text:style-name="P1">Set welcome message from Main Index</text:p>
                  </text:list-item>
                </text:list>
              </text:list-item>
              <text:list-item>
                <text:p text:style-name="P1">Start score entry machines and set them to the Score Entry page</text:p>
                <text:list>
                  <text:list-item>
                    <text:p>See index page for address of server</text:p>
                  </text:list-item>
                  <text:list-item>
                    <text:p>Full screen mode can be helpful (F11 shortcut key in FireFox &amp; IE)</text:p>
                  </text:list-item>
                  <text:list-item>
                    <text:p>Change font size to eliminate need to scroll</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5" draw:text-style-name="P4" draw:layer="layout" svg:width="17.271cm" svg:height="12.322cm" svg:x="2.159cm" svg:y="13.271cm" presentation:class="notes">
            <draw:text-box>
              <text:p text:style-name="P8">It is sometimes nice to make the font size smaller on the score entry systems to avoid needing to scroll the page.</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5"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Slide show – in between seeding rounds</text:p>
                <text:list>
                  <text:list-item>
                    <text:p text:style-name="P1">Pictures must be loaded on server</text:p>
                  </text:list-item>
                </text:list>
              </text:list-item>
              <text:list-item>
                <text:p text:style-name="P1">Playoffs</text:p>
              </text:list-item>
              <text:list-item>
                <text:p text:style-name="P1">Other page</text:p>
              </text:list-item>
              <text:list-item>
                <text:p text:style-name="P1">Page update delay</text:p>
              </text:list-item>
              <text:list-item>
                <text:p text:style-name="P1">Sharing projector with cameras</text:p>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5" draw:text-style-name="P4" draw:layer="layout" svg:width="17.271cm" svg:height="12.322cm" svg:x="2.159cm" svg:y="13.271cm" presentation:class="notes">
            <draw:text-box>
              <text:p text:style-name="P8">In Minnesota the slide show is only used at the state tournament and in recent years (after 2013) has been replaced by a presentation put together on another computer.</text:p>
              <text:p text:style-name="P8"/>
              <text:p text:style-name="P8">If the projector is shared between the computer and the cameras for the performance tables (done at Minnesota state), make sure to have someone dedicated to switch the display inputs.</text:p>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5"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app)</text:p>
                    <text:list>
                      <text:list-item>
                        <text:p text:style-name="P1">Must be done <text:span text:style-name="T3">after</text:span> judge assignment is <text:span text:style-name="T3">complete</text:span></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5" draw:text-style-name="P4" draw:layer="layout" svg:width="17.271cm" svg:height="12.322cm" svg:x="2.159cm" svg:y="13.271cm" presentation:class="notes">
            <draw:text-box>
              <text:p text:style-name="P8">Enter the names of any judges that will use paper. This may only be a partial list. The software will show a warning about not having judges for all categories, but will allow the names to be saved.</text:p>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7" draw:text-style-name="P2" draw:layer="layout" svg:width="25.199cm" svg:height="17.244cm" svg:x="1.27cm" svg:y="3.81cm" presentation:class="outline" presentation:user-transformed="true">
          <draw:text-box>
            <text:list text:style-name="L2">
              <text:list-item>
                <text:p text:style-name="P1">Software</text:p>
                <text:list>
                  <text:list-item>
                    <text:p text:style-name="P1">Subject Scoring Application can be downloaded from Main Index</text:p>
                  </text:list-item>
                  <text:list-item>
                    <text:p text:style-name="P1">Java Runtime Environment with JAVA_HOME environment variable</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list-item>
              <text:list-item>
                <text:p>Tablet score entry option</text:p>
                <text:list>
                  <text:list-item>
                    <text:p>Use “Subjective Web Application” from main pag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5" draw:text-style-name="P7" draw:layer="layout" svg:width="17.271cm" svg:height="12.322cm" svg:x="2.159cm" svg:y="13.271cm" presentation:class="notes" presentation:user-transformed="true">
            <draw:text-box>
              <text:p text:style-name="P9"><text:span text:style-name="T1">The tablet option is a web application that will run offline. A tablet or laptop can be used. Just visit the “Subjective Web Application” on the main page and when it finishes loading walk away. <text:s/>When scores are ready, bring the device into range and select “Upload Scores” from the action menu.</text:span></text:p>
              <text:p text:style-name="P9"><text:span text:style-name="T1"/></text:p>
              <text:p text:style-name="P9"><text:span text:style-name="T1">See the judges sheet for how to use the subjective scoring web application.</text:span></text:p>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4" draw:text-style-name="P5" draw:layer="layout" svg:width="25.199cm" svg:height="13.86cm" svg:x="1.4cm" svg:y="4.914cm" presentation:class="outline" presentation:user-transformed="true">
          <draw:text-box>
            <text:list text:style-name="L2">
              <text:list-item>
                <text:p text:style-name="P1">Basic entry</text:p>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5" draw:text-style-name="P11" draw:layer="layout" svg:width="17.271cm" svg:height="12.322cm" svg:x="2.159cm" svg:y="13.271cm" presentation:class="notes">
            <draw:text-box>
              <text:p text:style-name="P10"><text:span text:style-name="T4">In most cases if there is an error submitting a score, one can go back and submit again.</text:span></text:p>
              <text:p text:style-name="P10"><text:span text:style-name="T4"/></text:p>
              <text:p text:style-name="P10"><text:span text:style-name="T4">If people are entering scores by typing numbers into any of the fields, they need to make sure to click somewhere else or tab off the last field before writing down the score. This is because the total score doesn't update until the focus has left the element just changed.</text:span></text:p>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Initializing Playoffs</text:p>
          </draw:text-box>
        </draw:frame>
        <draw:frame presentation:style-name="pr4" draw:text-style-name="P5" draw:layer="layout" svg:width="25.199cm" svg:height="13.86cm" svg:x="1.4cm" svg:y="4.914cm" presentation:class="outline" presentation:user-transformed="true">
          <draw:text-box>
            <text:list text:style-name="L2">
              <text:list-item>
                <text:p text:style-name="P1">Check that seeding rounds are complete</text:p>
              </text:list-item>
              <text:list-item>
                <text:p text:style-name="P1">Initializing brackets</text:p>
              </text:list-item>
              <text:list-item>
                <text:p text:style-name="P1">Printable brackets</text:p>
              </text:list-item>
              <text:list-item>
                <text:p text:style-name="P1">Score sheet generation brackets</text:p>
              </text:list-item>
            </text:list>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5" draw:text-style-name="P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layoff Brackets</text:p>
          </draw:text-box>
        </draw:frame>
        <draw:frame presentation:style-name="pr8" draw:text-style-name="P5" draw:layer="layout" svg:width="25.199cm" svg:height="15.299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division and round updated so that active matches are in the left or center column</text:p>
                  </text:list-item>
                  <text:list-item>
                    <text:p text:style-name="P1">Scores/results of 1<text:span text:style-name="T5">st</text:span>/2<text:span text:style-name="T5">nd</text:span> place bracket will not display on the big scree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5" draw:text-style-name="P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9" draw:text-style-name="P5" draw:layer="layout" svg:width="25.199cm" svg:height="14.656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list-item>
              <text:list-item>
                <text:p text:style-name="P1">Head Judge will want reports ASAP</text:p>
                <text:list>
                  <text:list-item>
                    <text:p text:style-name="P1">Don't let them rush you</text:p>
                  </text:list-item>
                  <text:list-item>
                    <text:p text:style-name="P1">Doing partial results (i.e. one division is done and they want those results – you can run them)</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5" draw:text-style-name="P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0" draw:text-style-name="P2" draw:layer="layout" svg:width="25.199cm" svg:height="3.256cm" svg:x="1.4cm" svg:y="0.962cm" presentation:class="title" presentation:user-transformed="true">
          <draw:text-box>
            <text:p text:style-name="P1">Tournament Reporting (cont.)</text:p>
          </draw:text-box>
        </draw:frame>
        <draw:frame presentation:style-name="pr11" draw:text-style-name="P5" draw:layer="layout" svg:width="25.199cm" svg:height="13.609cm" svg:x="1.4cm" svg:y="4.914cm" presentation:class="outline" presentation:user-transformed="true">
          <draw:text-box>
            <text:list text:style-name="L2">
              <text:list-item>
                <text:p text:style-name="P1">Print out ranking report for teams, overall score report no longer goes back to teams</text:p>
              </text:list-item>
            </text:list>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5" draw:text-style-name="P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Post-tournament Duties</text:p>
          </draw:text-box>
        </draw:frame>
        <draw:frame presentation:style-name="pr12" draw:text-style-name="P5" draw:layer="layout" svg:width="25.199cm" svg:height="14.544cm" svg:x="1.4cm" svg:y="4.914cm" presentation:class="outline" presentation:user-transformed="true">
          <draw:text-box>
            <text:list text:style-name="L2">
              <text:list-item>
                <text:p text:style-name="P1"><text:span text:style-name="T6">Tear down neatly &amp; account for all your stuff</text:span></text:p>
                <text:list>
                  <text:list-item>
                    <text:p text:style-name="P1"><text:span text:style-name="T7">Please keep the printer boxes intact</text:span></text:p>
                  </text:list-item>
                </text:list>
              </text:list-item>
              <text:list-item>
                <text:p text:style-name="P1"><text:span text:style-name="T6">Results should be sent to Jon</text:span></text:p>
                <text:list>
                  <text:list-item>
                    <text:p text:style-name="P1"><text:span text:style-name="T8">Final scores PDF</text:span></text:p>
                  </text:list-item>
                  <text:list-item>
                    <text:p text:style-name="P1"><text:span text:style-name="T8">Categorized scores </text:span></text:p>
                  </text:list-item>
                  <text:list-item>
                    <text:p text:style-name="P1"><text:span text:style-name="T8">Ranking report</text:span></text:p>
                  </text:list-item>
                  <text:list-item>
                    <text:p text:style-name="P1"><text:span text:style-name="T7">Database</text:span></text:p>
                    <text:list>
                      <text:list-item>
                        <text:p text:style-name="P1"><text:span text:style-name="T7">On the Admin page click download database and send resulting file to jpschewe@mtu.net</text:span></text:p>
                      </text:list-item>
                    </text:list>
                  </text:list-item>
                  <text:list-item>
                    <text:p text:style-name="P1"><text:span text:style-name="T7">A USB stick, if available, can be used to do an immediate backup copy before you leave the site.</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5" draw:text-style-name="P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 Unicode MS" style:font-family-asian="'Arial Unicode MS'"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2.2$Linux_X86_64 LibreOffice_project/40m0$Build-2</meta:generator>
    <meta:initial-creator>Dan Churchill</meta:initial-creator>
    <meta:creation-date>2006-11-29T00:34:04</meta:creation-date>
    <dc:date>2015-10-19T19:31:36.260321931</dc:date>
    <meta:editing-cycles>41</meta:editing-cycles>
    <meta:editing-duration>PT8H16M23S</meta:editing-duration>
    <meta:print-date>2015-10-19T19:18:51.231026887</meta:print-date>
    <meta:document-statistic meta:object-count="83"/>
    <meta:user-defined meta:name="Info 1"/>
    <meta:user-defined meta:name="Info 2"/>
    <meta:user-defined meta:name="Info 3"/>
    <meta:user-defined meta:name="Info 4"/>
  </office:meta>
</office:document-meta>
</file>